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0209493" style:font-size-asian="12pt" style:font-size-complex="12pt"/>
    </style:style>
    <style:style style:name="P3" style:family="paragraph" style:parent-style-name="Standard">
      <style:text-properties fo:font-size="12pt" officeooo:paragraph-rsid="00222159" style:font-size-asian="12pt" style:font-size-complex="12pt"/>
    </style:style>
    <style:style style:name="P4" style:family="paragraph" style:parent-style-name="Standard">
      <style:text-properties fo:font-size="12pt" officeooo:paragraph-rsid="00210b1c" style:font-size-asian="12pt" style:font-size-complex="12pt"/>
    </style:style>
    <style:style style:name="P5" style:family="paragraph" style:parent-style-name="Standard">
      <style:text-properties fo:font-size="12pt" officeooo:paragraph-rsid="002306e1" style:font-size-asian="12pt" style:font-size-complex="12pt"/>
    </style:style>
    <style:style style:name="T1" style:family="text">
      <style:text-properties style:font-name="sans-serif"/>
    </style:style>
    <style:style style:name="T2" style:family="text">
      <style:text-properties style:font-name="sans-serif" fo:font-size="20.1000003814697pt"/>
    </style:style>
    <style:style style:name="T3" style:family="text">
      <style:text-properties style:font-name="sans-serif" fo:font-size="20.1000003814697pt" officeooo:rsid="001dac2d"/>
    </style:style>
    <style:style style:name="T4" style:family="text">
      <style:text-properties style:font-name="sans-serif" officeooo:rsid="001dac2d"/>
    </style:style>
    <style:style style:name="T5" style:family="text">
      <style:text-properties style:font-name="sans-serif" fo:font-size="24.8999996185303pt"/>
    </style:style>
    <style:style style:name="T6" style:family="text">
      <style:text-properties style:font-name="sans-serif" fo:font-size="24.8999996185303pt" officeooo:rsid="00209493"/>
    </style:style>
    <style:style style:name="T7" style:family="text">
      <style:text-properties style:font-name="sans-serif" fo:font-size="24.8999996185303pt" officeooo:rsid="00209493" style:font-size-asian="12pt" style:font-size-complex="12pt"/>
    </style:style>
    <style:style style:name="T8" style:family="text">
      <style:text-properties style:font-name="sans-serif" fo:font-size="24.8999996185303pt" officeooo:rsid="002306e1"/>
    </style:style>
    <style:style style:name="T9" style:family="text">
      <style:text-properties style:font-name="sans-serif" fo:font-size="12pt" style:font-size-asian="12pt" style:font-size-complex="12pt"/>
    </style:style>
    <style:style style:name="T10" style:family="text">
      <style:text-properties style:font-name="sans-serif" fo:font-size="12pt" officeooo:rsid="00209493" style:font-size-asian="12pt" style:font-size-complex="12pt"/>
    </style:style>
    <style:style style:name="T11" style:family="text">
      <style:text-properties style:font-name="sans-serif" officeooo:rsid="00209493"/>
    </style:style>
    <style:style style:name="T12" style:family="text">
      <style:text-properties style:font-name="sans-serif" fo:font-size="15.8999996185303pt" officeooo:rsid="00209493"/>
    </style:style>
    <style:style style:name="T13" style:family="text">
      <style:text-properties style:font-name="sans-serif" officeooo:rsid="002306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rsa payı karşılığı kat yapımı sözleşmesi</text:span></text:p>
      <text:p text:style-name="P1"><text:span text:style-name="T1"/></text:p>
      <text:p text:style-name="P1"><text:span text:style-name="T1"/></text:p>
      <text:p text:style-name="P1"><text:span text:style-name="T1">arsa sahibi kendisine verilecek bağımsız bölümlere isabet eden arsa payını kendi üzerinde bırakarak diğer payları devretme borcu altına girmektedir</text:span></text:p>
      <text:p text:style-name="P1"><text:span text:style-name="T1"/></text:p>
      <text:p text:style-name="P1"><text:span text:style-name="T1">Yüklenici </text:span><text:span text:style-name="T4">işbu</text:span><text:span text:style-name="T1"> sözleşme ile iki edimi borçlanmaktadır. Birincisi kendine verilen arsa payına karşılık bu arsada bina yapmak; ikincisi ise bağımsız bölümlerden arsa sahi</text:span><text:span text:style-name="T4">plerine</text:span><text:span text:style-name="T1"> ait olanı devretmektir.</text:span></text:p>
      <text:p text:style-name="P1"><text:span text:style-name="T1"/></text:p>
      <text:p text:style-name="P1"><text:span text:style-name="T1"/></text:p>
      <text:p text:style-name="P1"><text:span text:style-name="T1">özleşme ile amaçlanan, sadece arsasahibine ait bölümlere ilişkin dairelerin yapılması değil, yüklenicinin ücretine karşılık olarak aldığı arsa paylarına bağlı bölümlerin de tamamlanıp bütünlük taşıyan ana yapının ortaya çıkarılmasıdır</text:span></text:p>
      <text:p text:style-name="P1"><text:span text:style-name="T1"/></text:p>
      <text:p text:style-name="P1"><text:span text:style-name="T1">Yüklenici, arsa payı karşılığı kat yapımı sözleşmesinde, arsa sahi-bine kat mülkiyetine çevrilebilecek bir bağımsız bölümyapmayı taahhüt etmektedir</text:span></text:p>
      <text:p text:style-name="P1"><text:span text:style-name="T1"/></text:p>
      <text:p text:style-name="P3"><text:span text:style-name="T1">1-Bağımsız BölümYapma Borcu</text:span></text:p>
      <text:p text:style-name="P3"><text:span text:style-name="T1">Yüklenici, inşaatı, sözleşmede belirtilen biçimde,öngörülen sürede bitirip teslim etmelidir.Arsapayıkarşılığı kat yapımı sözleşmesi iş görme sözleşmelerinden olduğu için yüklenici arsa sahibinin yararına iş yapmak ve zarar verici davranışlardan kaçınmak zorundadır</text:span></text:p>
      <text:p text:style-name="P1"><text:span text:style-name="T1"/></text:p>
      <text:p text:style-name="P1"><text:span text:style-name="T1">2-Bağımsız Bölümü Bizzat Yapma Borcu</text:span></text:p>
      <text:p text:style-name="P2"><text:span text:style-name="T1">üklenicinin işi bizzat yapmayı üstlenmesi, yardımcı kişi kullan-masına engel değildir.İşçi, usta, kalfa gibi yardımcı şahıslar ile arsa sahibi arasında hukuki bir ilişki bulunmadığından, bu kişiler yükleniciye bağlıdırve ona karşı sorumludurlar</text:span></text:p>
      <text:p text:style-name="P2"><text:span text:style-name="T1"/></text:p>
      <text:p text:style-name="P2"><text:span text:style-name="T1">Bu sözleşmede yüklenici işi bir alt yükleniciye devrede</text:span><text:span text:style-name="T11">mez</text:span></text:p>
      <text:p text:style-name="P2"><text:span text:style-name="T11"/></text:p>
      <text:p text:style-name="P3"><text:span text:style-name="T11">3-Bağımsız Bölümü Teslim Etme Borcu</text:span></text:p>
      <text:p text:style-name="P3"><text:span text:style-name="T11">Arsa payı karşılığı kat yapımı sözleşmesinde yüklenicinin asıl bor-cu, sözleşmede öngörülen özellikte inşaatı yapma ve bağımsız bölümleri arsa sahibine teslim etmektir Teslim borcunun bildirimile yerine getirildiği durumlarda, arsa sa-hibinin bina üzerinde fiili egemenliği sağlanmadıkça veya egemenliği engelleyici durumlarortadan kaldırılmadıkça sadece eserin tamamlandığı-nı bildirme ile ifa sağlamış olmaz.Teslim ve teslim alma birbirinin karşıtı olan biri yüklenici, diğeri arsa sahibi açısından belirlenen borçlardır. Bu bakımdan bu borçlar aynı anda gerçekleşir60. Teslimin yapılacağı tarih, genellikle sözleşmede gösterilir. Teslim tarihi taraflarca yanlış anlaşılmaya ve yoruma yer vermeyecek biçimde </text:span><text:span text:style-name="T13">olmalı</text:span></text:p>
      <text:p text:style-name="P2"><text:span text:style-name="T11"/></text:p>
      <text:p text:style-name="P5"><text:span text:style-name="T11">4-Ayıba Karşı Tekeffül Borcu</text:span></text:p>
      <text:p text:style-name="P5"><text:span text:style-name="T11">Ayıplı eserden amaç, yüklenicinin taahhüt ettiği nitelikte eseri şah-sen gerçekleştirememesidir64. İnşaatın eksik olan niteliklerine karşın,ka-rarlaştırılan eserle aynı derecede kullanılabilir olması ayıbı ortadan kal-dırmaz.TBK. m.474’egöre “İşsahibi, eserin tesliminden sonra, işlerin ola-ğan akışına göre imkân bulur bulmaz eseri gözden geçirmek ve ayıpları varsa, bunu uygun bir süre içindeyükleniciye bildirmek zorundadır.”Bu maddeye göre ayıba karşı tekeffül için aranan şartlar inşaatın tamamlana-rak teslim edilmiş olması ve eserin ayıplı olmasıdır</text:span></text:p>
      <text:p text:style-name="P2"><text:soft-page-break/><text:span text:style-name="T11">Teslim ancak inşaatın tamamlanmış olması halinde söz konusudur. İnşaatın tamamlanmış sayılabilmesi için, yüklenicinin sözleşmede karar-laştırılan inşaat işlerinin bitirilmesi gerekmektedir.</text:span></text:p>
      <text:p text:style-name="P2"><text:span text:style-name="T11"/></text:p>
      <text:p text:style-name="P2"><text:span text:style-name="T11">ayıptan anlaşılması gerekenbağımsız bölümünkullanılmayacak veya kabul edilemeyecek durumda olmasıdır. Ayıp bağımsız bölümün sözleşmeye aykırı olarak yapılmasınıoluşturur. Bunun tespiti için arsa sahibinin sözleşmenin içeriğine ve iyi niyetkural-larına göre nasıl bir inşaat beklediğiesas alınmaktadır</text:span></text:p>
      <text:p text:style-name="P2"><text:span text:style-name="T11"/></text:p>
      <text:p text:style-name="P2"><text:span text:style-name="T11">İnşaatın eksik niteliklerine rağmen kararlaştırı-lanla aynı derecede kullanılabilir olması onun ayıplı niteliğini ortadan kaldırmayacaktır</text:span></text:p>
      <text:p text:style-name="P2"><text:span text:style-name="T11"/></text:p>
      <text:p text:style-name="P2"><text:span text:style-name="T11"/></text:p>
      <text:p text:style-name="P2"><text:span text:style-name="T11">Ayıplar açık ve gizli ayıp olarak ikili bir ayrıma tabi tutulabilir. Açık ayıplar dikkatli bir muayene sonucunda anlaşılan ayıplardır. Görül-meyen ancak zaman içinde kullanılmakla ortaya çıkan ayıplarisegizli ayıplardır. Bu ayıpların ortaya çıkmasıyla birlikte arsa sahibi bu durumu yükleniciye derhal bildirmelidir;aksi halde bağımsız bölümlerdeki ayıplar nedeniylekendi borcunu yerine getirmekten kaçınma hakkını kaybeder</text:span></text:p>
      <text:p text:style-name="P2"><text:span text:style-name="T11"/></text:p>
      <text:p text:style-name="P2"><text:span text:style-name="T11"/></text:p>
      <text:p text:style-name="P2"><text:span text:style-name="T11"/></text:p>
      <text:p text:style-name="P2"><text:span text:style-name="T11"/></text:p>
      <text:p text:style-name="P2"><text:span text:style-name="T11">asal olarak inşaatın ruhsatı arsa sahibi tarafından alınır, fakat bu vekâleten yükleniciye devredilebilir.</text:span></text:p>
      <text:p text:style-name="P2"><text:span text:style-name="T11"/></text:p>
      <text:p text:style-name="P2"><text:span text:style-name="T11">ruhsatın alınması yükleniciye bırakıl-dığında inşaatın yapılmasını engelleyen durumları yüklenicinin arsa sahi-bine bildirmesi gerekmektedir. Aksi takdirde ruhsat alınmadı diye işi sü-rüncemede bırakmak yüklenicinin sorumluluğunu gerektirir</text:span></text:p>
      <text:p text:style-name="P2"><text:span text:style-name="T11"/></text:p>
      <text:p text:style-name="P4"><text:span text:style-name="T11">Oturma izni almak için inşaatın bitmiş olması gerekir. Oturma izniİmar Kanunu m. 30’a göre mal sahibi tarafından alınır, fakat sözleşme ile bu yükleniciye devredilebilir</text:span></text:p>
      <text:p text:style-name="P2"><text:span text:style-name="T11"/></text:p>
      <text:p text:style-name="P2"><text:span text:style-name="T11">Kat irtifakı ve kat mülkiyetinin kurulması yasal olarak taşınmaz malikine aittir(KMK.m.1 –14).Bu borç sözleşme ile yükleniciye bıra-kılmışsa ve vekâletverilmişse butakdirde yükleniciye ait olacaktır. Bu borca uymayan yüklenicinin sorumluluğu vekâletegöre değil arsa payı karşılığı kat yapımı sözleşmesine göre tespit edilecektir</text:span></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2-31T12:32:30.310660767</meta:creation-date>
    <dc:date>2020-12-31T17:29:12.140663922</dc:date>
    <meta:editing-duration>PT3H45M57S</meta:editing-duration>
    <meta:editing-cycles>3</meta:editing-cycles>
    <meta:generator>LibreOffice/7.0.1.2$Linux_X86_64 LibreOffice_project/7cbcfc562f6eb6708b5ff7d7397325de9e764452</meta:generator>
    <meta:document-statistic meta:table-count="0" meta:image-count="0" meta:object-count="0" meta:page-count="2" meta:paragraph-count="22" meta:word-count="546" meta:character-count="4625" meta:non-whitespace-character-count="4101"/>
  </office:meta>
</office:document-meta>
</file>